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f1ae" officeooo:paragraph-rsid="000cf1ae"/>
    </style:style>
    <style:style style:name="P2" style:family="paragraph" style:parent-style-name="Standard">
      <style:text-properties officeooo:rsid="000e8f32" officeooo:paragraph-rsid="000e8f32"/>
    </style:style>
    <style:style style:name="P3" style:family="paragraph" style:parent-style-name="Standard">
      <style:text-properties officeooo:rsid="000fe58b" officeooo:paragraph-rsid="000fe58b"/>
    </style:style>
    <style:style style:name="T1" style:family="text">
      <style:text-properties officeooo:rsid="0013113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et ApplicantInfo identified by ssn {</text:p>
      <text:p text:style-name="P1"><text:s text:c="2"/>o DigitalIdDataInfo digitalIdDataInfo </text:p>
      <text:p text:style-name="P1"><text:s text:c="2"/>o Boolean digitalIdApprvoed</text:p>
      <text:p text:style-name="P1"><text:s text:c="2"/>o Boolean universityApproved</text:p>
      <text:p text:style-name="P1"><text:s text:c="2"/>o Boolean employeeApproved</text:p>
      <text:p text:style-name="P1"><text:s text:c="2"/>o Boolean visaAproved</text:p>
      <text:p text:style-name="P1"><text:s text:c="2"/>o String ssn</text:p>
      <text:p text:style-name="P1"><text:s text:c="2"/>o String message</text:p>
      <text:p text:style-name="P1"><text:s text:c="2"/>o String txnMsg</text:p>
      <text:p text:style-name="P1"><text:s text:c="2"/>o StudentInfo studentInfo </text:p>
      <text:p text:style-name="P1"><text:s text:c="2"/>o EmployeeInfo employeeInfo </text:p>
      <text:p text:style-name="P1"><text:s text:c="2"/>o VisaInfo visaInfo </text:p>
      <text:p text:style-name="P1"><text:s text:c="2"/>--&gt; ApplicantAdmin applicantadmin</text:p>
      <text:p text:style-name="P1"><text:s/>}</text:p>
      <text:p text:style-name="P1">asset StudentInfo identified by ssn {</text:p>
      <text:p text:style-name="P1"><text:s text:c="2"/>o String HighestEducation</text:p>
      <text:p text:style-name="P1"><text:s text:c="2"/>o String CourseToPursue</text:p>
      <text:p text:style-name="P1"><text:s text:c="2"/>o String Specialization</text:p>
      <text:p text:style-name="P1"><text:s text:c="2"/>o String Type</text:p>
      <text:p text:style-name="P1"><text:s text:c="2"/>o String ssn</text:p>
      <text:p text:style-name="P1"><text:s text:c="2"/>--&gt; <text:s/>StudentAdmin studentadmin</text:p>
      <text:p text:style-name="P1"><text:s text:c="2"/>}</text:p>
      <text:p text:style-name="P1">Transaction RegisterStudentInfo {</text:p>
      <text:p text:style-name="P1"><text:s text:c="2"/>o ApplicantInfo applicantInfo </text:p>
      <text:p text:style-name="P1"><text:s text:c="2"/>o StudentInfo studentInfo </text:p>
      <text:p text:style-name="P1"><text:s text:c="2"/>o String studentInfoStatus</text:p>
      <text:p text:style-name="P1">}</text:p>
      <text:p text:style-name="P1"/>
      <text:p text:style-name="P1"/>
      <text:p text:style-name="P3">{</text:p>
      <text:p text:style-name="P3"><text:s text:c="2"/>"$class": "org.example.basic.RegisterApplicantInfo",</text:p>
      <text:p text:style-name="P3"><text:s text:c="2"/>"applicantInfo": {</text:p>
      <text:p text:style-name="P3"><text:s text:c="4"/>"$class": "org.example.basic.ApplicantInfo",</text:p>
      <text:p text:style-name="P3"><text:s text:c="4"/>"digitalIdDataInfo": {</text:p>
      <text:p text:style-name="P3"><text:s text:c="6"/>"$class": "org.example.basic.DigitalIdDataInfo",</text:p>
      <text:p text:style-name="P3"><text:s text:c="6"/>"digitalId": "<text:span text:style-name="T1">6666</text:span>",</text:p>
      <text:p text:style-name="P3"><text:s text:c="6"/>"Name": "old",</text:p>
      <text:p text:style-name="P3"><text:s text:c="6"/>"Email": "old",</text:p>
      <text:p text:style-name="P3"><text:s text:c="6"/>"Address": "old",</text:p>
      <text:p text:style-name="P3"><text:s text:c="6"/>"createTimestamp": "2019-04-21T08:18:15.881Z",</text:p>
      <text:p text:style-name="P3"><text:s text:c="6"/>"Age": "",</text:p>
      <text:p text:style-name="P3"><text:s text:c="6"/>"MobileNumber":"old",</text:p>
      <text:p text:style-name="P3"><text:s text:c="6"/>"Gender": "old",</text:p>
      <text:p text:style-name="P3"><text:s text:c="6"/>"GovermentId": "12312",</text:p>
      <text:p text:style-name="P3"><text:s text:c="6"/>"DOB": "old"</text:p>
      <text:p text:style-name="P3"><text:s text:c="4"/>},</text:p>
      <text:p text:style-name="P3"><text:s text:c="4"/>"digitalIdApprvoed": false,</text:p>
      <text:p text:style-name="P3"><text:s text:c="4"/>"universityApproved": false,</text:p>
      <text:p text:style-name="P3"><text:s text:c="4"/>"employeeApproved": false,</text:p>
      <text:p text:style-name="P3"><text:s text:c="4"/>"visaAproved": false,</text:p>
      <text:p text:style-name="P3"><text:s text:c="4"/>"ssn": "<text:span text:style-name="T1">6666</text:span>",</text:p>
      <text:p text:style-name="P3"><text:s text:c="4"/>"message": "old",</text:p>
      <text:p text:style-name="P3"><text:soft-page-break/><text:s text:c="4"/>"txnMsg": "old",</text:p>
      <text:p text:style-name="P3"><text:s text:c="4"/>"studentInfo": {</text:p>
      <text:p text:style-name="P3"><text:s text:c="6"/>"$class": "org.example.basic.StudentInfo",</text:p>
      <text:p text:style-name="P3"><text:s text:c="6"/>"HighestEducation": "old",</text:p>
      <text:p text:style-name="P3"><text:s text:c="6"/>"CourseToPursue": "old",</text:p>
      <text:p text:style-name="P3"><text:s text:c="6"/>"Specialization": "old",</text:p>
      <text:p text:style-name="P3"><text:s text:c="6"/>"Type": "old",</text:p>
      <text:p text:style-name="P3"><text:s text:c="6"/>"ssn": "<text:span text:style-name="T1">6666</text:span>",</text:p>
      <text:p text:style-name="P3"><text:s text:c="6"/>"studentadmin": "resource:org.example.basic.StudentAdmin#6666"</text:p>
      <text:p text:style-name="P3"><text:s text:c="4"/>},</text:p>
      <text:p text:style-name="P3"><text:s text:c="4"/>"employeeInfo": {</text:p>
      <text:p text:style-name="P3"><text:s text:c="6"/>"$class": "org.example.basic.EmployeeInfo",</text:p>
      <text:p text:style-name="P3"><text:s text:c="6"/>"CurrentEmployer": "old",</text:p>
      <text:p text:style-name="P3"><text:s text:c="6"/>"PreviousEmployer": "old",</text:p>
      <text:p text:style-name="P3"><text:s text:c="6"/>"TotalExperience": "old",</text:p>
      <text:p text:style-name="P3"><text:s text:c="6"/>"CurrentCTC": "old",</text:p>
      <text:p text:style-name="P3"><text:s text:c="6"/>"ssn": "<text:span text:style-name="T1">6666</text:span>",</text:p>
      <text:p text:style-name="P3"><text:s text:c="6"/>"employeeadmin": "resource:org.example.basic.EmployeeAdmin#7777"</text:p>
      <text:p text:style-name="P3"><text:s text:c="4"/>},</text:p>
      <text:p text:style-name="P3"><text:s text:c="4"/>"visaInfo": {</text:p>
      <text:p text:style-name="P3"><text:s text:c="6"/>"$class": "org.example.basic.VisaInfo",</text:p>
      <text:p text:style-name="P3"><text:s text:c="6"/>"Country": "old",</text:p>
      <text:p text:style-name="P3"><text:s text:c="6"/>"Duration": "old",</text:p>
      <text:p text:style-name="P3"><text:s text:c="6"/>"ReasonOfTraveling": "old",</text:p>
      <text:p text:style-name="P3"><text:s text:c="6"/>"Comments": "old",</text:p>
      <text:p text:style-name="P3"><text:s text:c="6"/>"Status": "old",</text:p>
      <text:p text:style-name="P3"><text:s text:c="6"/>"ssn": "<text:span text:style-name="T1">6666</text:span>",</text:p>
      <text:p text:style-name="P3"><text:s text:c="6"/>"visaadmin": "resource:org.example.basic.VisaAdmin#8888"</text:p>
      <text:p text:style-name="P3"><text:s text:c="4"/>},</text:p>
      <text:p text:style-name="P3"><text:s text:c="4"/>"applicantadmin": "resource:org.example.basic.ApplicantAdmin#5555"</text:p>
      <text:p text:style-name="P3"><text:s text:c="2"/>},</text:p>
      <text:p text:style-name="P3"><text:s text:c="2"/>"applicantInfoStatus": "Pending"</text:p>
      <text:p text:style-name="P3">}</text:p>
      <text:p text:style-name="P3"/>
      <text:p text:style-name="P3"/>
      <text:p text:style-name="P3">{</text:p>
      <text:p text:style-name="P3"><text:s text:c="2"/>"$class": "org.example.basic.RegisterStudentInfo",</text:p>
      <text:p text:style-name="P3"><text:s text:c="2"/>"applicantInfo": {</text:p>
      <text:p text:style-name="P3"><text:s text:c="4"/>"$class": "org.example.basic.ApplicantInfo",</text:p>
      <text:p text:style-name="P3"><text:s text:c="4"/>"digitalIdDataInfo": {</text:p>
      <text:p text:style-name="P3"><text:s text:c="6"/>"$class": "org.example.basic.DigitalIdDataInfo",</text:p>
      <text:p text:style-name="P3"><text:s text:c="6"/>"digitalId": "<text:span text:style-name="T1">6666</text:span>",</text:p>
      <text:p text:style-name="P3"><text:s text:c="6"/>"Name": "new",</text:p>
      <text:p text:style-name="P3"><text:s text:c="6"/>"Email": "new",</text:p>
      <text:p text:style-name="P3"><text:s text:c="6"/>"Address": "new",</text:p>
      <text:p text:style-name="P3"><text:s text:c="6"/>"createTimestamp": "2019-04-21T08:28:38.301Z",</text:p>
      <text:p text:style-name="P3"><text:s text:c="6"/>"Age": "new",</text:p>
      <text:p text:style-name="P3"><text:s text:c="6"/>"MobileNumber": "new",</text:p>
      <text:p text:style-name="P3"><text:s text:c="6"/>"Gender": "new",</text:p>
      <text:p text:style-name="P3"><text:s text:c="6"/>"GovermentId": "new",</text:p>
      <text:p text:style-name="P3"><text:s text:c="6"/>"DOB": "new"</text:p>
      <text:p text:style-name="P3"><text:s text:c="4"/>},</text:p>
      <text:p text:style-name="P3"><text:soft-page-break/><text:s text:c="4"/>"digitalIdApprvoed": false,</text:p>
      <text:p text:style-name="P3"><text:s text:c="4"/>"universityApproved": false,</text:p>
      <text:p text:style-name="P3"><text:s text:c="4"/>"employeeApproved": false,</text:p>
      <text:p text:style-name="P3"><text:s text:c="4"/>"visaAproved": false,</text:p>
      <text:p text:style-name="P3"><text:s text:c="4"/>"ssn": "<text:span text:style-name="T1">6666</text:span>",</text:p>
      <text:p text:style-name="P3"><text:s text:c="4"/>"message": <text:s/>"new",</text:p>
      <text:p text:style-name="P3"><text:s text:c="4"/>"txnMsg": "new",</text:p>
      <text:p text:style-name="P3"><text:s text:c="4"/>"studentInfo": {</text:p>
      <text:p text:style-name="P3"><text:s text:c="6"/>"$class": "org.example.basic.StudentInfo",</text:p>
      <text:p text:style-name="P3"><text:s text:c="6"/>"HighestEducation": "new",</text:p>
      <text:p text:style-name="P3"><text:s text:c="6"/>"CourseToPursue": "new",</text:p>
      <text:p text:style-name="P3"><text:s text:c="6"/>"Specialization": <text:s/>"new",</text:p>
      <text:p text:style-name="P3"><text:s text:c="6"/>"Type": "",</text:p>
      <text:p text:style-name="P3"><text:s text:c="6"/>"ssn": "<text:span text:style-name="T1">6666</text:span>",</text:p>
      <text:p text:style-name="P3"><text:s text:c="6"/>"studentadmin": "resource:org.example.basic.StudentAdmin#5555"</text:p>
      <text:p text:style-name="P3"><text:s text:c="4"/>},</text:p>
      <text:p text:style-name="P3"><text:s text:c="4"/>"employeeInfo": {</text:p>
      <text:p text:style-name="P3"><text:s text:c="6"/>"$class": "org.example.basic.EmployeeInfo",</text:p>
      <text:p text:style-name="P3"><text:s text:c="6"/>"CurrentEmployer": <text:s/>"new",</text:p>
      <text:p text:style-name="P3"><text:s text:c="6"/>"PreviousEmployer": "new",</text:p>
      <text:p text:style-name="P3"><text:s text:c="6"/>"TotalExperience": "new",</text:p>
      <text:p text:style-name="P3"><text:s text:c="6"/>"CurrentCTC": <text:s/>"new",</text:p>
      <text:p text:style-name="P3"><text:s text:c="6"/>"ssn": <text:s/>"new",</text:p>
      <text:p text:style-name="P3"><text:s text:c="6"/>"employeeadmin": "resource:org.example.basic.EmployeeAdmin#7777"</text:p>
      <text:p text:style-name="P3"><text:s text:c="4"/>},</text:p>
      <text:p text:style-name="P3"><text:s text:c="4"/>"visaInfo": {</text:p>
      <text:p text:style-name="P3"><text:s text:c="6"/>"$class": "org.example.basic.VisaInfo",</text:p>
      <text:p text:style-name="P3"><text:s text:c="6"/>"Country": <text:s/>"new",</text:p>
      <text:p text:style-name="P3"><text:s text:c="6"/>"Duration": <text:s/>"new",</text:p>
      <text:p text:style-name="P3"><text:s text:c="6"/>"ReasonOfTraveling": "new",</text:p>
      <text:p text:style-name="P3"><text:s text:c="6"/>"Comments": <text:s/>"new",</text:p>
      <text:p text:style-name="P3"><text:s text:c="6"/>"Status": <text:s/>"new",</text:p>
      <text:p text:style-name="P3"><text:s text:c="6"/>"ssn": "<text:span text:style-name="T1">6666</text:span>",</text:p>
      <text:p text:style-name="P3"><text:s text:c="6"/>"visaadmin": "resource:org.example.basic.VisaAdmin#8888"</text:p>
      <text:p text:style-name="P3"><text:s text:c="4"/>},</text:p>
      <text:p text:style-name="P3"><text:s text:c="4"/>"applicantadmin": "resource:org.example.basic.ApplicantAdmin#5555"</text:p>
      <text:p text:style-name="P3"><text:s text:c="2"/>},</text:p>
      <text:p text:style-name="P3"><text:s text:c="2"/>"studentInfo": {</text:p>
      <text:p text:style-name="P3"><text:s text:c="4"/>"$class": "org.example.basic.StudentInfo",</text:p>
      <text:p text:style-name="P3"><text:s text:c="4"/>"HighestEducation": <text:s/>"new",</text:p>
      <text:p text:style-name="P3"><text:s text:c="4"/>"CourseToPursue": <text:s/>"new",</text:p>
      <text:p text:style-name="P3"><text:s text:c="4"/>"Specialization": "new",</text:p>
      <text:p text:style-name="P3"><text:s text:c="4"/>"Type": <text:s/>"new",</text:p>
      <text:p text:style-name="P3"><text:s text:c="4"/>"ssn": "<text:span text:style-name="T1">6666</text:span>",</text:p>
      <text:p text:style-name="P3"><text:s text:c="4"/>"studentadmin": "resource:org.example.basic.StudentAdmin#6666"</text:p>
      <text:p text:style-name="P3"><text:s text:c="2"/>},</text:p>
      <text:p text:style-name="P3"><text:s text:c="2"/>"studentInfoStatus": "Approved"</text:p>
      <text:p text:style-name="P3">}</text:p>
      <text:p text:style-name="P3"/>
      <text:p text:style-name="P3"/>
      <text:p text:style-name="P3"/>
      <text:p text:style-name="P3"/>
      <text:p text:style-name="P3"><text:bookmark text:name="s-1"/><text:soft-page-break/>{ <text:line-break/>   <text:bookmark text:name="s-2"/>"$class"<text:bookmark text:name="s-3"/>:<text:bookmark text:name="s-4"/>"org.example.basic.RegisterStudentInfo"<text:bookmark text:name="s-5"/>,<text:line-break/>   <text:bookmark text:name="s-6"/>"applicantInfo"<text:bookmark text:name="s-7"/>:<text:bookmark text:name="s-8"/>{ <text:line-break/>      <text:bookmark text:name="s-9"/>"$class"<text:bookmark text:name="s-10"/>:<text:bookmark text:name="s-11"/>"org.example.basic.ApplicantInfo"<text:bookmark text:name="s-12"/>,<text:line-break/>      <text:bookmark text:name="s-13"/>"digitalIdDataInfo"<text:bookmark text:name="s-14"/>:<text:bookmark text:name="s-15"/>{ <text:line-break/>         <text:bookmark text:name="s-16"/>"$class"<text:bookmark text:name="s-17"/>:<text:bookmark text:name="s-18"/>"org.example.basic.DigitalIdDataInfo"<text:bookmark text:name="s-19"/>,<text:line-break/>         <text:bookmark text:name="s-20"/>"digitalId"<text:bookmark text:name="s-21"/>:<text:bookmark text:name="s-22"/>"12312"<text:bookmark text:name="s-23"/>,<text:line-break/>         <text:bookmark text:name="s-24"/>"Name"<text:bookmark text:name="s-25"/>:<text:bookmark text:name="s-26"/>"new"<text:bookmark text:name="s-27"/>,<text:line-break/>         <text:bookmark text:name="s-28"/>"Email"<text:bookmark text:name="s-29"/>:<text:bookmark text:name="s-30"/>"new"<text:bookmark text:name="s-31"/>,<text:line-break/>         <text:bookmark text:name="s-32"/>"Address"<text:bookmark text:name="s-33"/>:<text:bookmark text:name="s-34"/>"new"<text:bookmark text:name="s-35"/>,<text:line-break/>         <text:bookmark text:name="s-36"/>"createTimestamp"<text:bookmark text:name="s-37"/>:<text:bookmark text:name="s-38"/>"2019-04-21T08:28:38.301Z"<text:bookmark text:name="s-39"/>,<text:line-break/>         <text:bookmark text:name="s-40"/>"Age"<text:bookmark text:name="s-41"/>:<text:bookmark text:name="s-42"/>"new"<text:bookmark text:name="s-43"/>,<text:line-break/>         <text:bookmark text:name="s-44"/>"MobileNumber"<text:bookmark text:name="s-45"/>:<text:bookmark text:name="s-46"/>"new"<text:bookmark text:name="s-47"/>,<text:line-break/>         <text:bookmark text:name="s-48"/>"Gender"<text:bookmark text:name="s-49"/>:<text:bookmark text:name="s-50"/>"new"<text:bookmark text:name="s-51"/>,<text:line-break/>         <text:bookmark text:name="s-52"/>"GovermentId"<text:bookmark text:name="s-53"/>:<text:bookmark text:name="s-54"/>"new"<text:bookmark text:name="s-55"/>,<text:line-break/>         <text:bookmark text:name="s-56"/>"DOB"<text:bookmark text:name="s-57"/>:<text:bookmark text:name="s-58"/>"new"<text:line-break/>      <text:bookmark text:name="s-59"/>}<text:bookmark text:name="s-60"/>,<text:line-break/>      <text:bookmark text:name="s-61"/>"digitalIdApprvoed"<text:bookmark text:name="s-62"/>:<text:bookmark text:name="s-63"/>false<text:bookmark text:name="s-64"/>,<text:line-break/>      <text:bookmark text:name="s-65"/>"universityApproved"<text:bookmark text:name="s-66"/>:<text:bookmark text:name="s-67"/>false<text:bookmark text:name="s-68"/>,<text:line-break/>      <text:bookmark text:name="s-69"/>"employeeApproved"<text:bookmark text:name="s-70"/>:<text:bookmark text:name="s-71"/>false<text:bookmark text:name="s-72"/>,<text:line-break/>      <text:bookmark text:name="s-73"/>"visaAproved"<text:bookmark text:name="s-74"/>:<text:bookmark text:name="s-75"/>false<text:bookmark text:name="s-76"/>,<text:line-break/>      <text:bookmark text:name="s-77"/>"ssn"<text:bookmark text:name="s-78"/>:<text:bookmark text:name="s-79"/>"12312"<text:bookmark text:name="s-80"/>,<text:line-break/>      <text:bookmark text:name="s-81"/>"message"<text:bookmark text:name="s-82"/>:<text:bookmark text:name="s-83"/>"new"<text:bookmark text:name="s-84"/>,<text:line-break/>      <text:bookmark text:name="s-85"/>"txnMsg"<text:bookmark text:name="s-86"/>:<text:bookmark text:name="s-87"/>"new"<text:bookmark text:name="s-88"/>,<text:line-break/>      <text:bookmark text:name="s-89"/>"studentInfo"<text:bookmark text:name="s-90"/>:<text:bookmark text:name="s-91"/>{ <text:line-break/>         <text:bookmark text:name="s-92"/>"$class"<text:bookmark text:name="s-93"/>:<text:bookmark text:name="s-94"/>"org.example.basic.StudentInfo"<text:bookmark text:name="s-95"/>,<text:line-break/>         <text:bookmark text:name="s-96"/>"HighestEducation"<text:bookmark text:name="s-97"/>:<text:bookmark text:name="s-98"/>"new"<text:bookmark text:name="s-99"/>,<text:line-break/>         <text:bookmark text:name="s-100"/>"CourseToPursue"<text:bookmark text:name="s-101"/>:<text:bookmark text:name="s-102"/>"new"<text:bookmark text:name="s-103"/>,<text:line-break/>         <text:bookmark text:name="s-104"/>"Specialization"<text:bookmark text:name="s-105"/>:<text:bookmark text:name="s-106"/>"new"<text:bookmark text:name="s-107"/>,<text:line-break/>         <text:bookmark text:name="s-108"/>"Type"<text:bookmark text:name="s-109"/>:<text:bookmark text:name="s-110"/>""<text:bookmark text:name="s-111"/>,<text:line-break/>         <text:bookmark text:name="s-112"/>"ssn"<text:bookmark text:name="s-113"/>:<text:bookmark text:name="s-114"/>"12312"<text:bookmark text:name="s-115"/>,<text:line-break/>         <text:bookmark text:name="s-116"/>"studentadmin"<text:bookmark text:name="s-117"/>:<text:bookmark text:name="s-118"/>"resource:org.example.basic.StudentAdmin#5555"<text:line-break/>      <text:bookmark text:name="s-119"/>}<text:bookmark text:name="s-120"/>,<text:line-break/>      <text:bookmark text:name="s-121"/>"employeeInfo"<text:bookmark text:name="s-122"/>:<text:bookmark text:name="s-123"/>{ <text:line-break/>         <text:bookmark text:name="s-124"/>"$class"<text:bookmark text:name="s-125"/>:<text:bookmark text:name="s-126"/>"org.example.basic.EmployeeInfo"<text:bookmark text:name="s-127"/>,<text:line-break/>         <text:bookmark text:name="s-128"/>"CurrentEmployer"<text:bookmark text:name="s-129"/>:<text:bookmark text:name="s-130"/>"new"<text:bookmark text:name="s-131"/>,<text:line-break/>         <text:bookmark text:name="s-132"/>"PreviousEmployer"<text:bookmark text:name="s-133"/>:<text:bookmark text:name="s-134"/>"new"<text:bookmark text:name="s-135"/>,<text:line-break/>         <text:bookmark text:name="s-136"/>"TotalExperience"<text:bookmark text:name="s-137"/>:<text:bookmark text:name="s-138"/>"new"<text:bookmark text:name="s-139"/>,<text:line-break/>         <text:bookmark text:name="s-140"/>"CurrentCTC"<text:bookmark text:name="s-141"/>:<text:bookmark text:name="s-142"/>"new"<text:bookmark text:name="s-143"/>,<text:line-break/>         <text:bookmark text:name="s-144"/>"ssn"<text:bookmark text:name="s-145"/>:<text:bookmark text:name="s-146"/>"new"<text:bookmark text:name="s-147"/>,<text:line-break/>         <text:bookmark text:name="s-148"/>"employeeadmin"<text:bookmark text:name="s-149"/>:<text:bookmark text:name="s-150"/>"resource:org.example.basic.EmployeeAdmin#7777"<text:line-break/>      <text:bookmark text:name="s-151"/>}<text:bookmark text:name="s-152"/>,<text:line-break/>      <text:bookmark text:name="s-153"/>"visaInfo"<text:bookmark text:name="s-154"/>:<text:bookmark text:name="s-155"/>{ <text:line-break/>         <text:bookmark text:name="s-156"/>"$class"<text:bookmark text:name="s-157"/>:<text:bookmark text:name="s-158"/>"org.example.basic.VisaInfo"<text:bookmark text:name="s-159"/>,<text:line-break/>         <text:bookmark text:name="s-160"/>"Country"<text:bookmark text:name="s-161"/>:<text:bookmark text:name="s-162"/>"new"<text:bookmark text:name="s-163"/>,<text:line-break/>         <text:bookmark text:name="s-164"/>"Duration"<text:bookmark text:name="s-165"/>:<text:bookmark text:name="s-166"/>"new"<text:bookmark text:name="s-167"/>,<text:line-break/>         <text:bookmark text:name="s-168"/>"ReasonOfTraveling"<text:bookmark text:name="s-169"/>:<text:bookmark text:name="s-170"/>"new"<text:bookmark text:name="s-171"/>,<text:line-break/>         <text:bookmark text:name="s-172"/>"Comments"<text:bookmark text:name="s-173"/>:<text:bookmark text:name="s-174"/>"new"<text:bookmark text:name="s-175"/>,<text:line-break/>         <text:bookmark text:name="s-176"/>"Status"<text:bookmark text:name="s-177"/>:<text:bookmark text:name="s-178"/>"new"<text:bookmark text:name="s-179"/>,<text:line-break/>         <text:bookmark text:name="s-180"/>"ssn"<text:bookmark text:name="s-181"/>:<text:bookmark text:name="s-182"/>"12312"<text:bookmark text:name="s-183"/>,<text:line-break/>         <text:bookmark text:name="s-184"/>"visaadmin"<text:bookmark text:name="s-185"/>:<text:bookmark text:name="s-186"/>"resource:org.example.basic.VisaAdmin#8888"<text:line-break/>      <text:bookmark text:name="s-187"/>}<text:bookmark text:name="s-188"/>,<text:line-break/><text:soft-page-break/>      <text:bookmark text:name="s-189"/>"applicantadmin"<text:bookmark text:name="s-190"/>:<text:bookmark text:name="s-191"/>"resource:org.example.basic.ApplicantAdmin#5555"<text:line-break/>   <text:bookmark text:name="s-192"/>}<text:bookmark text:name="s-193"/>,<text:line-break/>   <text:bookmark text:name="s-194"/>"studentInfo"<text:bookmark text:name="s-195"/>:<text:bookmark text:name="s-196"/>{ <text:line-break/>      <text:bookmark text:name="s-197"/>"$class"<text:bookmark text:name="s-198"/>:<text:bookmark text:name="s-199"/>"org.example.basic.StudentInfo"<text:bookmark text:name="s-200"/>,<text:line-break/>      <text:bookmark text:name="s-201"/>"HighestEducation"<text:bookmark text:name="s-202"/>:<text:bookmark text:name="s-203"/>"new"<text:bookmark text:name="s-204"/>,<text:line-break/>      <text:bookmark text:name="s-205"/>"CourseToPursue"<text:bookmark text:name="s-206"/>:<text:bookmark text:name="s-207"/>"new"<text:bookmark text:name="s-208"/>,<text:line-break/>      <text:bookmark text:name="s-209"/>"Specialization"<text:bookmark text:name="s-210"/>:<text:bookmark text:name="s-211"/>"new"<text:bookmark text:name="s-212"/>,<text:line-break/>      <text:bookmark text:name="s-213"/>"Type"<text:bookmark text:name="s-214"/>:<text:bookmark text:name="s-215"/>""<text:bookmark text:name="s-216"/>,<text:line-break/>      <text:bookmark text:name="s-217"/>"ssn"<text:bookmark text:name="s-218"/>:<text:bookmark text:name="s-219"/>"12312"<text:bookmark text:name="s-220"/>,<text:line-break/>      <text:bookmark text:name="s-221"/>"studentadmin"<text:bookmark text:name="s-222"/>:<text:bookmark text:name="s-223"/>"resource:org.example.basic.StudentAdmin#5555"<text:line-break/>   <text:bookmark text:name="s-224"/>}<text:bookmark text:name="s-225"/>,<text:line-break/>   <text:bookmark text:name="s-226"/>"studentInfoStatus"<text:bookmark text:name="s-227"/>:<text:bookmark text:name="s-228"/>"Approved"<text:bookmark text:name="s-229"/>,<text:line-break/>   <text:bookmark text:name="s-230"/>"transactionId"<text:bookmark text:name="s-231"/>:<text:bookmark text:name="s-232"/>"6a574848-ab68-4387-93ae-8119e6467a1b"<text:bookmark text:name="s-233"/>,<text:line-break/>   <text:bookmark text:name="s-234"/>"timestamp"<text:bookmark text:name="s-235"/>:<text:bookmark text:name="s-236"/>"2019-04-21T10:04:44.306Z"<text:line-break/><text:bookmark text:name="s-237"/>}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1T12:08:29.055292240</meta:creation-date>
    <dc:date>2019-04-21T23:18:56.958067681</dc:date>
    <meta:editing-duration>PT6H56M2S</meta:editing-duration>
    <meta:editing-cycles>1</meta:editing-cycles>
    <meta:document-statistic meta:table-count="0" meta:image-count="0" meta:object-count="0" meta:page-count="5" meta:paragraph-count="149" meta:word-count="376" meta:character-count="6195" meta:non-whitespace-character-count="4854"/>
    <meta:generator>LibreOffice/5.1.6.2$Linux_X86_64 LibreOffice_project/10m0$Build-2</meta:generator>
  </office:meta>
</office:document-meta>
</file>